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Heading_20_1">
      <style:text-properties style:font-name="Arial" fo:font-size="11pt" style:font-size-asian="11pt" style:font-size-complex="11pt"/>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fo:font-style="normal" style:font-size-asian="11pt" style:font-style-asian="normal" style:font-size-complex="11pt" style:font-style-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list-style-name="L1">
      <style:text-properties style:font-name="Arial" fo:font-size="11pt" style:font-size-asian="11pt" style:font-size-complex="11pt"/>
    </style:style>
    <style:style style:name="P11" style:family="paragraph" style:parent-style-name="Standard">
      <style:text-properties style:font-name="Arial" fo:font-size="11pt" fo:font-weight="normal" style:font-size-asian="11pt" style:font-weight-asian="normal" style:font-size-complex="11pt" style:font-weight-complex="normal"/>
    </style:style>
    <style:style style:name="P12" style:family="paragraph" style:parent-style-name="Standard">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style:font-name="Arial" fo:font-size="11pt" style:font-size-asian="11pt" style:font-size-complex="11pt"/>
    </style:style>
    <style:style style:name="T3"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Apps Group Project: Project Report</text:p>
      <text:p text:style-name="P3"/>
      <text:p text:style-name="P4">Abstract</text:p>
      <text:p text:style-name="P3">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3"/>
      <text:p text:style-name="P4">Introduction </text:p>
      <text:p text:style-name="P3"><text:span text:style-name="T1">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1">Facebook Chat</text:span><text:span text:style-name="T3">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1">Quilt</text:span><text:span text:style-name="T3">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1">Quilt</text:span><text:span text:style-name="T3">, we also aimed to create a graphical user interface in line with the many applications and apple products available on the iStore at the moment. <text:s/></text:span></text:p>
      <text:p text:style-name="P8"/>
      <text:p text:style-name="P8">JUSTIFY WHY APPLE AND WHY THE IPAD!!!!</text:p>
      <text:p text:style-name="P8">WRITE ABOUT PATCHES AND QUILTS</text:p>
      <text:p text:style-name="P3"><text:tab/></text:p>
      <text:p text:style-name="P3"><text:tab/>Requirements: Tags, images, chat, sharing, network of friends, browser plug-in, search, </text:p>
      <text:p text:style-name="P3"><text:tab/>Target Systems: iPhone, iPad, browser application</text:p>
      <text:p text:style-name="P3"/>
      <text:p text:style-name="P4">Project Management</text:p>
      <text:p text:style-name="P4"/>
      <text:p text:style-name="P5">Group Structure</text:p>
      <text:p text:style-name="P4"/>
      <text:p text:style-name="P5">Implementation languages</text:p>
      <text:p text:style-name="P5">Objective-C is the primary programming language when writing software for OS X and iOS. It is a superset of the C programming language, but has the advantages of providing object-orientated capabilities and a dynamic runtime. Furthermore, the framework classes of Cocoa and Cocoa Touch, Apple's GUI libraries, which some of the features of our application rely on, require coding with Objective-C. Objective-C provides implementations of values, collections, blocks and error objects used for runtime problems. We felt that error objects were particularly important as a good and usable web application should plan for errors and decide how best to handle them to present the best possible user experience when something goes wrong. In addition, we required a way of managing the lifetime of objects for which Objective-C provides an Automatic Reference Counting feature within the compiler. Also it is possible to interact directly with the runtime system, which would be useful when testing our application. </text:p>
      <text:p text:style-name="P5"/>
      <text:p text:style-name="P5">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text:soft-page-break/>database and our application. </text:p>
      <text:p text:style-name="P5"><text:s/></text:p>
      <text:p text:style-name="P5">One of the main reasons we chose to use JSON as our data transmission format is because 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5"/>
      <text:p text:style-name="P5">The database was coded using SQL. PostgreSQL is the world's most advanced open source database.</text:p>
      <text:p text:style-name="P3"/>
      <text:p text:style-name="P3"/>
      <text:p text:style-name="P3">Design Processes</text:p>
      <text:p text:style-name="P3"/>
      <text:p text:style-name="P3">In this section, we aim to detail the implementation of our application. </text:p>
      <text:list xml:id="list2946311563864691497" text:style-name="L1">
        <text:list-item>
          <text:p text:style-name="P10">Initial set up of database</text:p>
        </text:list-item>
        <text:list-item>
          <text:p text:style-name="P10">Link database with PHP</text:p>
        </text:list-item>
        <text:list-item>
          <text:p text:style-name="P10">Server-side code to get commands from network to serve database</text:p>
        </text:list-item>
        <text:list-item>
          <text:p text:style-name="P10">Client-side code</text:p>
        </text:list-item>
        <text:list-item>
          <text:p text:style-name="P10">Networking code</text:p>
        </text:list-item>
        <text:list-item>
          <text:p text:style-name="P10">GUI design and implementation</text:p>
        </text:list-item>
      </text:list>
      <text:p text:style-name="P3"/>
      <text:p text:style-name="P3"/>
      <text:p text:style-name="P3">Design Choices</text:p>
      <text:p text:style-name="P3"/>
      <text:p text:style-name="P3">Creating <text:span text:style-name="T1">Patches</text:span></text:p>
      <text:p text:style-name="P3"><text:span text:style-name="T3">TODO!!</text:span></text:p>
      <text:p text:style-name="P3"/>
      <text:p text:style-name="P3">Battery life</text:p>
      <text:p text:style-name="P3"/>
      <text:p text:style-name="P3">We felt that battery life was an important aspect to consider when designing our application. With this in mind we decided to group together temporally local network accesses because having lots of small network communications drains battery life due to having to constantly use the networking hardware, whereas grouping them together means more idle time for the networking hardware and so less battery life spent. </text:p>
      <text:p text:style-name="P3"/>
      <text:p text:style-name="P3">Networking </text:p>
      <text:p text:style-name="P3"/>
      <text:p text:style-name="P3">One problem which we faced was that we needed to be able to sort the bookmarks by a number of categories- almost every field within the database. That is to say it was required that we be able to search locally by tag, size, bookmark name etc. The issues here was that this had to be done locally and could not be delegated to the database. The main reason for this is that the main bottleneck is network performance, which could be awful, and even given a million bookmarks stored in 256 bits each, that's still only 32MB of space, so we could not justify not storing everything locally and just receiving updates from the server. Even if 256 bits is a slightly conservative estimate, even if we double the space requirement per bookmark, a million bookmarks is 64MB of space- a small video, so not very significant. Hence, our design decision was to store everything locally and only send updates over the network, thereby just synching the database and iPad. Furthermore, holding as many bookmarks as possible locally means that <text:s/>network accesses are minimised which increases the responsiveness of the application. To do this, we have a multitude of data structures, for example, a dictionary that maps tags to bookmarks and a search trie used to check the existence of tags and search through them. </text:p>
      <text:p text:style-name="P3"/>
      <text:p text:style-name="P3">Persistent logins</text:p>
      <text:p text:style-name="P3"/>
      <text:p text:style-name="P3">Privacy when sharing </text:p>
      <text:p text:style-name="P3"><text:soft-page-break/></text:p>
      <text:p text:style-name="P3">Database layout</text:p>
      <text:p text:style-name="P3"/>
      <text:p text:style-name="P3">GUI layout</text:p>
      <text:p text:style-name="P3"/>
      <text:p text:style-name="P3">Back-up systems</text:p>
      <text:p text:style-name="P3">Source/Version control</text:p>
      <text:p text:style-name="P3">We have used a git repository hosted on github plus multiple clones of the repository. </text:p>
      <text:p text:style-name="P3"/>
      <text:p text:style-name="P3">We chose Git <text:s/>as our source control and back-up system for several reasons. </text:p>
      <text:p text:style-name="P3"/>
      <text:p text:style-name="P3">Branching model allows users to have multiple local branches that can be entirely independent of each other and the creation, merging and deletion of these branches is fast. This was ideal for such a group project as <text:span text:style-name="T1">Quilt</text:span><text:span text:style-name="T3"> as it enabled us to experiment with different ideas as well as work on in areas individually or for each new feature before merging back to the master branch. Furthermore, as everything is local when using Git, operations such as 'fetch', 'pull' and 'push' are fast and we were able to work on the project offline, which improved productivity as we were able to work while on trains or planes. </text:span></text:p>
      <text:p text:style-name="P3"/>
      <text:p text:style-name="P4">Implementation</text:p>
      <text:p text:style-name="P3"/>
      <text:p text:style-name="P3">Design Patterns</text:p>
      <text:p text:style-name="P3"/>
      <text:p text:style-name="P3">Model-View-Controller</text:p>
      <text:p text:style-name="P3">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3"/>
      <text:p text:style-name="P3">Singleton... potenitally</text:p>
      <text:p text:style-name="P3"/>
      <text:p text:style-name="P3">Diagrams</text:p>
      <text:p text:style-name="P3">Xcode storyboard </text:p>
      <text:p text:style-name="P3"/>
      <text:p text:style-name="P3">Screenshots</text:p>
      <text:p text:style-name="P3"/>
      <text:p text:style-name="P3">Acknowledgments</text:p>
      <text:p text:style-name="P3"/>
      <text:p text:style-name="P3">Libraries: Objective-C libraries, Cocoa and Cocoa Touch libraries</text:p>
      <text:p text:style-name="P3"/>
      <text:p text:style-name="P3">ViewDeck</text:p>
      <text:p text:style-name="P3"><text:soft-page-break/>Good simple library, did everything</text:p>
      <text:p text:style-name="P3">Up to date, uses latest iOS</text:p>
      <text:p text:style-name="P3">Support for the features that we wanted, e.g. Story boarding, simple way of doing layout</text:p>
      <text:p text:style-name="P3">Good use of design patterns, i.e. factory methods. </text:p>
      <text:p text:style-name="P3"/>
      <text:h text:style-name="P6" text:outline-level="1">Credits</text:h>
      <text:p text:style-name="P1">I'd appreciate it to mention the use of this code somewhere if you use it in an app. On a website, in an about page, in the app itself, whatever. Or let me know by email or through github. It's nice to know where one's code is used.</text:p>
      <text:h text:style-name="P6" text:outline-level="1">License</text:h>
      <text:p text:style-name="Text_20_body"><text:span text:style-name="Strong_20_Emphasis"><text:span text:style-name="T2">IIViewDeckController</text:span></text:span><text:span text:style-name="T2"> published under the MIT license:</text:span></text:p>
      <text:p text:style-name="Text_20_body"><text:span text:style-name="Emphasis"><text:span text:style-name="T2">Copyright (C) 2011-2013, Tom Adriaenssen</text:span></text:span></text:p>
      <text:p text:style-name="Text_20_body"><text:span text:style-name="Emphasis"><text:span text:style-name="T2">Permission is hereby granted, free of charge, to any person obtaining a copy of</text:span></text:span><text:span text:style-name="T2"> </text:span><text:span text:style-name="Emphasis"><text:span text:style-name="T2">this software and associated documentation files (the "Software"), to deal in</text:span></text:span><text:span text:style-name="T2"> </text:span><text:span text:style-name="Emphasis"><text:span text:style-name="T2">the Software without restriction, including without limitation the rights to</text:span></text:span><text:span text:style-name="T2"> </text:span><text:span text:style-name="Emphasis"><text:span text:style-name="T2">use, copy, modify, merge, publish, distribute, sublicense, and/or sell copies</text:span></text:span><text:span text:style-name="T2"> </text:span><text:span text:style-name="Emphasis"><text:span text:style-name="T2">of the Software, and to permit persons to whom the Software is furnished to do</text:span></text:span><text:span text:style-name="T2"> </text:span><text:span text:style-name="Emphasis"><text:span text:style-name="T2">so, subject to the following conditions:</text:span></text:span></text:p>
      <text:p text:style-name="Text_20_body"><text:span text:style-name="Emphasis"><text:span text:style-name="T2">The above copyright notice and this permission notice shall be included in all</text:span></text:span><text:span text:style-name="T2"> </text:span><text:span text:style-name="Emphasis"><text:span text:style-name="T2">copies or substantial portions of the Software.</text:span></text:span></text:p>
      <text:p text:style-name="Text_20_body"><text:span text:style-name="Emphasis"><text:span text:style-name="T2">THE SOFTWARE IS PROVIDED "AS IS", WITHOUT WARRANTY OF ANY KIND, EXPRESS OR</text:span></text:span><text:span text:style-name="T2"> </text:span><text:span text:style-name="Emphasis"><text:span text:style-name="T2">IMPLIED, INCLUDING BUT NOT LIMITED TO THE WARRANTIES OF MERCHANTABILITY,</text:span></text:span><text:span text:style-name="T2"> </text:span><text:span text:style-name="Emphasis"><text:span text:style-name="T2">FITNESS FOR A PARTICULAR PURPOSE AND NONINFRINGEMENT. IN NO EVENT SHALL THE</text:span></text:span><text:span text:style-name="T2"> </text:span><text:span text:style-name="Emphasis"><text:span text:style-name="T2">AUTHORS OR COPYRIGHT HOLDERS BE LIABLE FOR ANY CLAIM, DAMAGES OR OTHER</text:span></text:span><text:span text:style-name="T2"> </text:span><text:span text:style-name="Emphasis"><text:span text:style-name="T2">LIABILITY, WHETHER IN AN ACTION OF CONTRACT, TORT OR OTHERWISE, ARISING FROM,</text:span></text:span><text:span text:style-name="T2"> </text:span><text:span text:style-name="Emphasis"><text:span text:style-name="T2">OUT OF OR IN CONNECTION WITH THE SOFTWARE OR THE USE OR OTHER DEALINGS IN THE</text:span></text:span><text:span text:style-name="T2"> </text:span><text:span text:style-name="Emphasis"><text:span text:style-name="T2">SOFTWARE.</text:span></text:span></text:p>
      <text:p text:style-name="P3"/>
      <text:p text:style-name="P3"><text:tab/>Libraries</text:p>
      <text:p text:style-name="P3"><text:tab/>Code</text:p>
      <text:p text:style-name="P3"><text:tab/>Pictures</text:p>
      <text:p text:style-name="P3"><text:tab/>Discussion of legal issues for official release</text:p>
      <text:p text:style-name="P3"/>
      <text:p text:style-name="P3">Conclusion</text:p>
      <text:p text:style-name="P3"><text:tab/>What we have done</text:p>
      <text:p text:style-name="P3"><text:tab/>What we have not done</text:p>
      <text:p text:style-name="P3"><text:tab/>What we have learned</text:p>
      <text:p text:style-name="P3"><text:tab/><text:tab/>Never used Objective-C before.</text:p>
      <text:p text:style-name="P3"><text:tab/><text:tab/>More advanced use of databases</text:p>
      <text:p text:style-name="P3"><text:tab/>What we would do differentl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1T19:41:36.30</dc:date>
    <meta:editing-duration>P1DT6H55M38S</meta:editing-duration>
    <meta:editing-cycles>27</meta:editing-cycles>
    <meta:generator>OpenOffice.org/3.4.1$Win32 OpenOffice.org_project/341m1$Build-9593</meta:generator>
    <meta:document-statistic meta:table-count="0" meta:image-count="0" meta:object-count="0" meta:page-count="4" meta:paragraph-count="76" meta:word-count="1860" meta:character-count="11403"/>
  </office:meta>
</office:document-meta>
</file>